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0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ochentag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Beduetung</text:p>
          </table:table-cell>
        </table:table-row>
        <table:table-row table:style-name="ro1">
          <table:table-cell office:value-type="date" office:date-value="2013-05-08" calcext:value-type="date">
            <text:p>08.05.13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end-of-world-war-ii" xlink:type="simple">Anniversary of the End of World War II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5-08" calcext:value-type="date">
            <text:p>08.05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end-of-world-war-ii" xlink:type="simple">Anniversary of the End of World War II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5-08" calcext:value-type="date">
            <text:p>08.05.15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end-of-world-war-ii" xlink:type="simple">Anniversary of the End of World War II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5-08" calcext:value-type="date">
            <text:p>08.05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nd-of-world-war-ii" xlink:type="simple">Anniversary of the End of World War II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5-08" calcext:value-type="date">
            <text:p>08.05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nd-of-world-war-ii" xlink:type="simple">Anniversary of the End of World War II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5-08" calcext:value-type="date">
            <text:p>08.05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nd-of-world-war-ii" xlink:type="simple">Anniversary of the End of World War II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5-08" calcext:value-type="date">
            <text:p>08.05.19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end-of-world-war-ii" xlink:type="simple">Anniversary of the End of World War II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6-29" calcext:value-type="date">
            <text:p>29.06.13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architecture-day" xlink:type="simple">Architectur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6-28" calcext:value-type="date">
            <text:p>28.06.14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architecture-day" xlink:type="simple">Architectur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6-27" calcext:value-type="date">
            <text:p>27.06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architecture-day" xlink:type="simple">Architectur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6-25" calcext:value-type="date">
            <text:p>25.06.16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architecture-day" xlink:type="simple">Architectur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6-24" calcext:value-type="date">
            <text:p>24.06.17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architecture-day" xlink:type="simple">Architectur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6-24" calcext:value-type="date">
            <text:p>24.06.18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architecture-day" xlink:type="simple">Architectur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6-29" calcext:value-type="date">
            <text:p>29.06.19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architecture-day" xlink:type="simple">Architectur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2">
          <table:table-cell office:value-type="date" office:date-value="2014-05-29" calcext:value-type="date">
            <text:p>29.05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5-05-14" calcext:value-type="date">
            <text:p>14.05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6-05-05" calcext:value-type="date">
            <text:p>05.05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7-05-25" calcext:value-type="date">
            <text:p>25.05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8-05-25" calcext:value-type="date">
            <text:p>25.05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9-05-30" calcext:value-type="date">
            <text:p>30.05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ascension" xlink:type="simple">Ascension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3-12-26" calcext:value-type="date">
            <text:p>26.12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4-12-26" calcext:value-type="date">
            <text:p>26.12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5-12-26" calcext:value-type="date">
            <text:p>26.12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6-12-26" calcext:value-type="date">
            <text:p>26.12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7-12-26" calcext:value-type="date">
            <text:p>26.12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8-12-26" calcext:value-type="date">
            <text:p>26.12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9-12-26" calcext:value-type="date">
            <text:p>26.12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second-day-of-christmas" xlink:type="simple">Boxing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1">
          <table:table-cell office:value-type="date" office:date-value="2013-06-16" calcext:value-type="date">
            <text:p>16.06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ar-free-sunday" xlink:type="simple">Car-free Sun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6-15" calcext:value-type="date">
            <text:p>15.06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ar-free-sunday" xlink:type="simple">Car-free Sun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6-21" calcext:value-type="date">
            <text:p>21.06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ar-free-sunday" xlink:type="simple">Car-free Sun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6-19" calcext:value-type="date">
            <text:p>19.06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ar-free-sunday" xlink:type="simple">Car-free Sun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6-18" calcext:value-type="date">
            <text:p>18.06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ar-free-sunday" xlink:type="simple">Car-free Sun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6-18" calcext:value-type="date">
            <text:p>18.06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ar-free-sunday" xlink:type="simple">Car-free Sun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6-16" calcext:value-type="date">
            <text:p>16.06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ar-free-sunday" xlink:type="simple">Car-free Sun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2-13" calcext:value-type="date">
            <text:p>13.02.13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4-03-05" calcext:value-type="date">
            <text:p>05.03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5-02-18" calcext:value-type="date">
            <text:p>18.02.15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6-02-10" calcext:value-type="date">
            <text:p>10.02.16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7-03-01" calcext:value-type="date">
            <text:p>01.03.17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8-03-01" calcext:value-type="date">
            <text:p>01.03.18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9-03-06" calcext:value-type="date">
            <text:p>06.03.19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ash-wednesday" xlink:type="simple">Carnival / Ash Wednesday</text:a></text:p>
          </table:table-cell>
          <table:table-cell office:value-type="string" calcext:value-type="string">
            <text:p>Silent Day</text:p>
          </table:table-cell>
        </table:table-row>
        <table:table-row table:style-name="ro3">
          <table:table-cell office:value-type="date" office:date-value="2013-02-12" calcext:value-type="date">
            <text:p>12.02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03-04" calcext:value-type="date">
            <text:p>04.03.14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02-17" calcext:value-type="date">
            <text:p>17.02.15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02-09" calcext:value-type="date">
            <text:p>09.02.16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02-28" calcext:value-type="date">
            <text:p>28.02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02-28" calcext:value-type="date">
            <text:p>28.02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03-05" calcext:value-type="date">
            <text:p>05.03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hrove-tuesday" xlink:type="simple">Carnival / Shrove Tues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1">
          <table:table-cell office:value-type="date" office:date-value="2013-02-10" calcext:value-type="date">
            <text:p>10.02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hildren-hospice-day" xlink:type="simple">Children's Hospi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2-10" calcext:value-type="date">
            <text:p>10.02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children-hospice-day" xlink:type="simple">Children's Hospi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2-10" calcext:value-type="date">
            <text:p>10.02.15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children-hospice-day" xlink:type="simple">Children's Hospi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2-10" calcext:value-type="date">
            <text:p>10.02.16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children-hospice-day" xlink:type="simple">Children's Hospi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2-10" calcext:value-type="date">
            <text:p>10.02.17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children-hospice-day" xlink:type="simple">Children's Hospi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2-10" calcext:value-type="date">
            <text:p>10.02.18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children-hospice-day" xlink:type="simple">Children's Hospi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2-10" calcext:value-type="date">
            <text:p>10.0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hildren-hospice-day" xlink:type="simple">Children's Hospi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2">
          <table:table-cell office:value-type="date" office:date-value="2013-12-25" calcext:value-type="date">
            <text:p>25.12.13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4-12-25" calcext:value-type="date">
            <text:p>25.12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5-12-25" calcext:value-type="date">
            <text:p>25.12.15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6-12-25" calcext:value-type="date">
            <text:p>25.1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7-12-25" calcext:value-type="date">
            <text:p>25.12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8-12-25" calcext:value-type="date">
            <text:p>25.12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9-12-25" calcext:value-type="date">
            <text:p>25.12.19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christmas-day" xlink:type="simple">Christmas 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1">
          <table:table-cell office:value-type="date" office:date-value="2013-12-24" calcext:value-type="date">
            <text:p>24.12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4-12-24" calcext:value-type="date">
            <text:p>24.12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5-12-24" calcext:value-type="date">
            <text:p>24.12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6-12-24" calcext:value-type="date">
            <text:p>24.12.16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7-12-24" calcext:value-type="date">
            <text:p>24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8-12-24" calcext:value-type="date">
            <text:p>24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christmas-eve" xlink:type="simple">Christmas Eve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3-05-23" calcext:value-type="date">
            <text:p>23.05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constitution-day" xlink:type="simple">Constitu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5-23" calcext:value-type="date">
            <text:p>23.05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constitution-day" xlink:type="simple">Constitu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5-23" calcext:value-type="date">
            <text:p>23.05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constitution-day" xlink:type="simple">Constitu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5-23" calcext:value-type="date">
            <text:p>23.05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constitution-day" xlink:type="simple">Constitu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5-23" calcext:value-type="date">
            <text:p>23.05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constitution-day" xlink:type="simple">Constitu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constitution-day" xlink:type="simple">Constitu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5-23" calcext:value-type="date">
            <text:p>23.05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constitution-day" xlink:type="simple">Constitu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3">
          <table:table-cell office:value-type="date" office:date-value="2013-10-03" calcext:value-type="date">
            <text:p>03.10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4-10-03" calcext:value-type="date">
            <text:p>03.10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5-10-03" calcext:value-type="date">
            <text:p>03.10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6-10-03" calcext:value-type="date">
            <text:p>03.10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7-10-03" calcext:value-type="date">
            <text:p>03.10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8-10-03" calcext:value-type="date">
            <text:p>03.10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9-10-03" calcext:value-type="date">
            <text:p>03.10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erman-unity-day" xlink:type="simple">Day of German Unit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1">
          <table:table-cell office:value-type="date" office:date-value="2013-10-24" calcext:value-type="date">
            <text:p>24.10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day-of-the-libraries" xlink:type="simple">Day of the Librarie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10-24" calcext:value-type="date">
            <text:p>24.10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day-of-the-libraries" xlink:type="simple">Day of the Librarie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10-24" calcext:value-type="date">
            <text:p>24.10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day-of-the-libraries" xlink:type="simple">Day of the Librarie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10-24" calcext:value-type="date">
            <text:p>24.10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day-of-the-libraries" xlink:type="simple">Day of the Librarie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10-24" calcext:value-type="date">
            <text:p>24.10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day-of-the-libraries" xlink:type="simple">Day of the Librarie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10-24" calcext:value-type="date">
            <text:p>24.10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day-of-the-libraries" xlink:type="simple">Day of the Librarie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day-of-the-libraries" xlink:type="simple">Day of the Libraries</text:a></text:p>
          </table:table-cell>
          <table:table-cell office:value-type="string" calcext:value-type="string">
            <text:p>Observance</text:p>
          </table:table-cell>
        </table:table-row>
        <table:table-row table:style-name="ro2">
          <table:table-cell office:value-type="date" office:date-value="2013-10-27" calcext:value-type="date">
            <text:p>27.10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3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4-10-26" calcext:value-type="date">
            <text:p>26.10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4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5-10-25" calcext:value-type="date">
            <text:p>25.10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5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6-10-30" calcext:value-type="date">
            <text:p>30.10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6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7-10-29" calcext:value-type="date">
            <text:p>29.10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7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8-10-29" calcext:value-type="date">
            <text:p>29.10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7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9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4-03-30" calcext:value-type="date">
            <text:p>30.03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4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5-03-29" calcext:value-type="date">
            <text:p>29.03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5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6-03-27" calcext:value-type="date">
            <text:p>27.03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6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7-03-26" calcext:value-type="date">
            <text:p>26.03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7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8-03-26" calcext:value-type="date">
            <text:p>26.03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7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2">
          <table:table-cell office:value-type="date" office:date-value="2019-03-31" calcext:value-type="date">
            <text:p>31.03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time/change/germany/berlin?year=2019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</table:table-row>
        <table:table-row table:style-name="ro1">
          <table:table-cell office:value-type="date" office:date-value="2013-12-21" calcext:value-type="date">
            <text:p>21.12.13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4-12-22" calcext:value-type="date">
            <text:p>22.12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5-12-22" calcext:value-type="date">
            <text:p>22.12.15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6-12-21" calcext:value-type="date">
            <text:p>21.12.16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7-12-21" calcext:value-type="date">
            <text:p>21.12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8-12-21" calcext:value-type="date">
            <text:p>21.12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9-12-22" calcext:value-type="date">
            <text:p>22.1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2">
          <table:table-cell office:value-type="date" office:date-value="2013-04-01" calcext:value-type="date">
            <text:p>01.04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4-04-21" calcext:value-type="date">
            <text:p>21.04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5-04-06" calcext:value-type="date">
            <text:p>06.04.15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6-03-28" calcext:value-type="date">
            <text:p>28.03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7-04-17" calcext:value-type="date">
            <text:p>17.04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8-04-17" calcext:value-type="date">
            <text:p>17.04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9-04-22" calcext:value-type="date">
            <text:p>22.04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aster-monday" xlink:type="simple">Easter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1">
          <table:table-cell office:value-type="date" office:date-value="2013-03-31" calcext:value-type="date">
            <text:p>31.03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4-04-20" calcext:value-type="date">
            <text:p>20.04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5-04-05" calcext:value-type="date">
            <text:p>05.04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6-03-27" calcext:value-type="date">
            <text:p>27.03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7-04-16" calcext:value-type="date">
            <text:p>16.04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8-04-16" calcext:value-type="date">
            <text:p>16.04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9-04-21" calcext:value-type="date">
            <text:p>21.04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aster" xlink:type="simple">Easter Sun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3-05-05" calcext:value-type="date">
            <text:p>05.05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ouncil-of-europe-day" xlink:type="simple">Europe Day (Council of Europe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5-05" calcext:value-type="date">
            <text:p>05.05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council-of-europe-day" xlink:type="simple">Europe Day (Council of Europe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5-05" calcext:value-type="date">
            <text:p>05.05.15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council-of-europe-day" xlink:type="simple">Europe Day (Council of Europe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5-05" calcext:value-type="date">
            <text:p>05.05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council-of-europe-day" xlink:type="simple">Europe Day (Council of Europe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5-05" calcext:value-type="date">
            <text:p>05.05.17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council-of-europe-day" xlink:type="simple">Europe Day (Council of Europe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5-05" calcext:value-type="date">
            <text:p>05.05.18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council-of-europe-day" xlink:type="simple">Europe Day (Council of Europe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5-05" calcext:value-type="date">
            <text:p>05.05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council-of-europe-day" xlink:type="simple">Europe Day (Council of Europe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5-09" calcext:value-type="date">
            <text:p>09.05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europe-day" xlink:type="simple">Europe Day (European Union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5-09" calcext:value-type="date">
            <text:p>09.05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europe-day" xlink:type="simple">Europe Day (European Union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5-09" calcext:value-type="date">
            <text:p>09.05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urope-day" xlink:type="simple">Europe Day (European Union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5-09" calcext:value-type="date">
            <text:p>09.05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europe-day" xlink:type="simple">Europe Day (European Union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5-09" calcext:value-type="date">
            <text:p>09.05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europe-day" xlink:type="simple">Europe Day (European Union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5-09" calcext:value-type="date">
            <text:p>09.05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europe-day" xlink:type="simple">Europe Day (European Union)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6-03" calcext:value-type="date">
            <text:p>03.06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uropean-bicycle-day" xlink:type="simple">European Bicyc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6-03" calcext:value-type="date">
            <text:p>03.06.14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european-bicycle-day" xlink:type="simple">European Bicyc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6-03" calcext:value-type="date">
            <text:p>03.06.15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european-bicycle-day" xlink:type="simple">European Bicyc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6-03" calcext:value-type="date">
            <text:p>03.06.16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european-bicycle-day" xlink:type="simple">European Bicyc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6-03" calcext:value-type="date">
            <text:p>03.06.17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european-bicycle-day" xlink:type="simple">European Bicyc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6-03" calcext:value-type="date">
            <text:p>03.06.18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european-bicycle-day" xlink:type="simple">European Bicyc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6-03" calcext:value-type="date">
            <text:p>03.06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uropean-bicycle-day" xlink:type="simple">European Bicyc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9-08" calcext:value-type="date">
            <text:p>08.09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uropean-heritage-days" xlink:type="simple">European Heritage Day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9-14" calcext:value-type="date">
            <text:p>14.09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uropean-heritage-days" xlink:type="simple">European Heritage Day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9-13" calcext:value-type="date">
            <text:p>13.09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uropean-heritage-days" xlink:type="simple">European Heritage Day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9-11" calcext:value-type="date">
            <text:p>11.09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uropean-heritage-days" xlink:type="simple">European Heritage Day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9-10" calcext:value-type="date">
            <text:p>10.09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uropean-heritage-days" xlink:type="simple">European Heritage Day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uropean-heritage-days" xlink:type="simple">European Heritage Day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european-heritage-days" xlink:type="simple">European Heritage Days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1-28" calcext:value-type="date">
            <text:p>28.01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uropean-privacy-day" xlink:type="simple">European Privacy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1-28" calcext:value-type="date">
            <text:p>28.01.14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european-privacy-day" xlink:type="simple">European Privacy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1-28" calcext:value-type="date">
            <text:p>28.01.15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european-privacy-day" xlink:type="simple">European Privacy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1-28" calcext:value-type="date">
            <text:p>28.01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european-privacy-day" xlink:type="simple">European Privacy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1-28" calcext:value-type="date">
            <text:p>28.01.17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european-privacy-day" xlink:type="simple">European Privacy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1-28" calcext:value-type="date">
            <text:p>28.01.18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european-privacy-day" xlink:type="simple">European Privacy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1-28" calcext:value-type="date">
            <text:p>28.01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european-privacy-day" xlink:type="simple">European Privacy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11-09" calcext:value-type="date">
            <text:p>09.11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all-of-the-berlin-wall" xlink:type="simple">Fall of the Berlin Wal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11-09" calcext:value-type="date">
            <text:p>09.11.15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fall-of-the-berlin-wall" xlink:type="simple">Fall of the Berlin Wal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11-09" calcext:value-type="date">
            <text:p>09.11.16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fall-of-the-berlin-wall" xlink:type="simple">Fall of the Berlin Wal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11-09" calcext:value-type="date">
            <text:p>09.11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ll-of-the-berlin-wall" xlink:type="simple">Fall of the Berlin Wal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11-09" calcext:value-type="date">
            <text:p>09.11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ll-of-the-berlin-wall" xlink:type="simple">Fall of the Berlin Wal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11-09" calcext:value-type="date">
            <text:p>09.11.19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fall-of-the-berlin-wall" xlink:type="simple">Fall of the Berlin Wal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5-09" calcext:value-type="date">
            <text:p>09.05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5-29" calcext:value-type="date">
            <text:p>29.05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5-14" calcext:value-type="date">
            <text:p>14.05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5-05" calcext:value-type="date">
            <text:p>05.05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5-25" calcext:value-type="date">
            <text:p>25.05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5-30" calcext:value-type="date">
            <text:p>30.05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ather-day" xlink:type="simple">Fa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3">
          <table:table-cell office:value-type="date" office:date-value="2013-12-01" calcext:value-type="date">
            <text:p>01.12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11-30" calcext:value-type="date">
            <text:p>30.11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11-29" calcext:value-type="date">
            <text:p>29.11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11-27" calcext:value-type="date">
            <text:p>27.11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12-03" calcext:value-type="date">
            <text:p>03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12-03" calcext:value-type="date">
            <text:p>03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12-01" calcext:value-type="date">
            <text:p>01.1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advent" xlink:type="simple">First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3-12-22" calcext:value-type="date">
            <text:p>22.12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12-21" calcext:value-type="date">
            <text:p>21.12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12-20" calcext:value-type="date">
            <text:p>20.12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12-18" calcext:value-type="date">
            <text:p>18.1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12-24" calcext:value-type="date">
            <text:p>24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12-24" calcext:value-type="date">
            <text:p>24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12-22" calcext:value-type="date">
            <text:p>22.1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ourth-advent" xlink:type="simple">Fourth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1">
          <table:table-cell office:value-type="date" office:date-value="2013-01-22" calcext:value-type="date">
            <text:p>22.01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franco-german-day" xlink:type="simple">Franco-Germa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1-03" calcext:value-type="date">
            <text:p>03.01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franco-german-day" xlink:type="simple">Franco-Germa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1-22" calcext:value-type="date">
            <text:p>22.01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franco-german-day" xlink:type="simple">Franco-Germa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1-22" calcext:value-type="date">
            <text:p>22.01.16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franco-german-day" xlink:type="simple">Franco-Germa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1-22" calcext:value-type="date">
            <text:p>22.01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ranco-german-day" xlink:type="simple">Franco-Germa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1-22" calcext:value-type="date">
            <text:p>22.01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franco-german-day" xlink:type="simple">Franco-Germa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franco-german-day" xlink:type="simple">Franco-Germa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4-23" calcext:value-type="date">
            <text:p>23.04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german-beer-day" xlink:type="simple">German Beer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4-23" calcext:value-type="date">
            <text:p>23.04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german-beer-day" xlink:type="simple">German Beer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4-23" calcext:value-type="date">
            <text:p>23.04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erman-beer-day" xlink:type="simple">German Beer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4-23" calcext:value-type="date">
            <text:p>23.04.16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beer-day" xlink:type="simple">German Beer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4-23" calcext:value-type="date">
            <text:p>23.04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german-beer-day" xlink:type="simple">German Beer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4-23" calcext:value-type="date">
            <text:p>23.04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german-beer-day" xlink:type="simple">German Beer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4-23" calcext:value-type="date">
            <text:p>23.04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german-beer-day" xlink:type="simple">German Beer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10-05" calcext:value-type="date">
            <text:p>05.10.13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food-bank-day" xlink:type="simple">German Food Bank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10-04" calcext:value-type="date">
            <text:p>04.10.14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food-bank-day" xlink:type="simple">German Food Bank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10-03" calcext:value-type="date">
            <text:p>03.10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food-bank-day" xlink:type="simple">German Food Bank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10-01" calcext:value-type="date">
            <text:p>01.10.16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food-bank-day" xlink:type="simple">German Food Bank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9-16" calcext:value-type="date">
            <text:p>16.09.17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food-bank-day" xlink:type="simple">German Food Bank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9-16" calcext:value-type="date">
            <text:p>16.09.18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food-bank-day" xlink:type="simple">German Food Bank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food-bank-day" xlink:type="simple">German Food Bank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9-14" calcext:value-type="date">
            <text:p>14.09.13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language-day" xlink:type="simple">German Languag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9-13" calcext:value-type="date">
            <text:p>13.09.14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language-day" xlink:type="simple">German Languag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9-12" calcext:value-type="date">
            <text:p>12.09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language-day" xlink:type="simple">German Languag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9-10" calcext:value-type="date">
            <text:p>10.09.16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language-day" xlink:type="simple">German Languag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9-09" calcext:value-type="date">
            <text:p>09.09.17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language-day" xlink:type="simple">German Languag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9-09" calcext:value-type="date">
            <text:p>09.09.18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language-day" xlink:type="simple">German Languag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german-language-day" xlink:type="simple">German Languag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9-20" calcext:value-type="date">
            <text:p>20.09.13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world-children-day" xlink:type="simple">German World Childr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9-20" calcext:value-type="date">
            <text:p>20.09.14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world-children-day" xlink:type="simple">German World Childr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9-20" calcext:value-type="date">
            <text:p>20.09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world-children-day" xlink:type="simple">German World Childr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9-20" calcext:value-type="date">
            <text:p>20.09.16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world-children-day" xlink:type="simple">German World Childr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9-20" calcext:value-type="date">
            <text:p>20.09.17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world-children-day" xlink:type="simple">German World Childr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9-20" calcext:value-type="date">
            <text:p>20.09.18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world-children-day" xlink:type="simple">German World Childr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world-children-day" xlink:type="simple">German World Childr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4-25" calcext:value-type="date">
            <text:p>25.04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irls-day" xlink:type="simple">Girls' Day - Career Informa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4-24" calcext:value-type="date">
            <text:p>24.04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irls-day" xlink:type="simple">Girls' Day - Career Informa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4-23" calcext:value-type="date">
            <text:p>23.04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irls-day" xlink:type="simple">Girls' Day - Career Informa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4-28" calcext:value-type="date">
            <text:p>28.04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irls-day" xlink:type="simple">Girls' Day - Career Informa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4-27" calcext:value-type="date">
            <text:p>27.04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irls-day" xlink:type="simple">Girls' Day - Career Informa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4-27" calcext:value-type="date">
            <text:p>27.04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irls-day" xlink:type="simple">Girls' Day - Career Informa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3-28" calcext:value-type="date">
            <text:p>28.03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girls-day" xlink:type="simple">Girls' Day - Career Information Day</text:a></text:p>
          </table:table-cell>
          <table:table-cell office:value-type="string" calcext:value-type="string">
            <text:p>Observance</text:p>
          </table:table-cell>
        </table:table-row>
        <table:table-row table:style-name="ro3">
          <table:table-cell office:value-type="date" office:date-value="2013-03-29" calcext:value-type="date">
            <text:p>29.03.13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</table:table-row>
        <table:table-row table:style-name="ro3">
          <table:table-cell office:value-type="date" office:date-value="2014-04-18" calcext:value-type="date">
            <text:p>18.04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</table:table-row>
        <table:table-row table:style-name="ro3">
          <table:table-cell office:value-type="date" office:date-value="2015-04-03" calcext:value-type="date">
            <text:p>03.04.15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</table:table-row>
        <table:table-row table:style-name="ro3">
          <table:table-cell office:value-type="date" office:date-value="2016-03-25" calcext:value-type="date">
            <text:p>25.03.16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</table:table-row>
        <table:table-row table:style-name="ro3">
          <table:table-cell office:value-type="date" office:date-value="2017-04-14" calcext:value-type="date">
            <text:p>14.04.17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</table:table-row>
        <table:table-row table:style-name="ro3">
          <table:table-cell office:value-type="date" office:date-value="2018-04-14" calcext:value-type="date">
            <text:p>14.04.18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</table:table-row>
        <table:table-row table:style-name="ro3">
          <table:table-cell office:value-type="date" office:date-value="2019-04-19" calcext:value-type="date">
            <text:p>19.04.19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good-friday" xlink:type="simple">Good Friday</text:a></text:p>
          </table:table-cell>
          <table:table-cell office:value-type="string" calcext:value-type="string">
            <text:p>Silent Day, public holiday</text:p>
          </table:table-cell>
        </table:table-row>
        <table:table-row table:style-name="ro1">
          <table:table-cell office:value-type="date" office:date-value="2013-10-31" calcext:value-type="date">
            <text:p>31.10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10-31" calcext:value-type="date">
            <text:p>31.10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10-31" calcext:value-type="date">
            <text:p>31.10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10-31" calcext:value-type="date">
            <text:p>31.10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10-31" calcext:value-type="date">
            <text:p>31.10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10-31" calcext:value-type="date">
            <text:p>31.10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10-31" calcext:value-type="date">
            <text:p>31.10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halloween" xlink:type="simple">Halloween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10-06" calcext:value-type="date">
            <text:p>06.10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harvest-festival" xlink:type="simple">Harvest Festiva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10-05" calcext:value-type="date">
            <text:p>05.10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harvest-festival" xlink:type="simple">Harvest Festiva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10-04" calcext:value-type="date">
            <text:p>04.10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harvest-festival" xlink:type="simple">Harvest Festiva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10-02" calcext:value-type="date">
            <text:p>02.10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harvest-festival" xlink:type="simple">Harvest Festiva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10-01" calcext:value-type="date">
            <text:p>01.10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harvest-festival" xlink:type="simple">Harvest Festiva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10-01" calcext:value-type="date">
            <text:p>01.10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harvest-festival" xlink:type="simple">Harvest Festiva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harvest-festival" xlink:type="simple">Harvest Festival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3-08" calcext:value-type="date">
            <text:p>08.03.13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women-day" xlink:type="simple">International Wom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3-08" calcext:value-type="date">
            <text:p>08.03.14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women-day" xlink:type="simple">International Wom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3-08" calcext:value-type="date">
            <text:p>08.03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women-day" xlink:type="simple">International Wom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3-08" calcext:value-type="date">
            <text:p>08.03.16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women-day" xlink:type="simple">International Wom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3-08" calcext:value-type="date">
            <text:p>08.03.17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women-day" xlink:type="simple">International Wom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3-08" calcext:value-type="date">
            <text:p>08.03.18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women-day" xlink:type="simple">International Wom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3-08" calcext:value-type="date">
            <text:p>08.03.19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women-day" xlink:type="simple">International Women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6-21" calcext:value-type="date">
            <text:p>21.06.13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4-06-21" calcext:value-type="date">
            <text:p>21.06.14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5-06-21" calcext:value-type="date">
            <text:p>21.06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6-06-21" calcext:value-type="date">
            <text:p>21.06.16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7-06-21" calcext:value-type="date">
            <text:p>21.06.17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8-06-21" calcext:value-type="date">
            <text:p>21.06.18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9-06-21" calcext:value-type="date">
            <text:p>21.06.19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3-03-20" calcext:value-type="date">
            <text:p>20.03.13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4-03-20" calcext:value-type="date">
            <text:p>20.03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5-03-20" calcext:value-type="date">
            <text:p>20.03.15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6-03-20" calcext:value-type="date">
            <text:p>20.03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7-03-20" calcext:value-type="date">
            <text:p>20.03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8-03-20" calcext:value-type="date">
            <text:p>20.03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9-03-20" calcext:value-type="date">
            <text:p>20.03.19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3-03-28" calcext:value-type="date">
            <text:p>28.03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4-04-17" calcext:value-type="date">
            <text:p>17.04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5-04-02" calcext:value-type="date">
            <text:p>02.04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6-03-24" calcext:value-type="date">
            <text:p>24.03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7-04-13" calcext:value-type="date">
            <text:p>13.04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8-04-13" calcext:value-type="date">
            <text:p>13.04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9-04-18" calcext:value-type="date">
            <text:p>18.04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undy-thursday" xlink:type="simple">Maundy Thursday</text:a></text:p>
          </table:table-cell>
          <table:table-cell office:value-type="string" calcext:value-type="string">
            <text:p>Silent Day</text:p>
          </table:table-cell>
        </table:table-row>
        <table:table-row table:style-name="ro3">
          <table:table-cell office:value-type="date" office:date-value="2013-05-01" calcext:value-type="date">
            <text:p>01.05.13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4-05-01" calcext:value-type="date">
            <text:p>01.05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5-05-01" calcext:value-type="date">
            <text:p>01.05.15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6-05-01" calcext:value-type="date">
            <text:p>01.05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7-05-01" calcext:value-type="date">
            <text:p>01.05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8-05-01" calcext:value-type="date">
            <text:p>01.05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9-05-01" calcext:value-type="date">
            <text:p>01.05.19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may-day" xlink:type="simple">May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1">
          <table:table-cell office:value-type="date" office:date-value="2013-05-12" calcext:value-type="date">
            <text:p>12.05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5-11" calcext:value-type="date">
            <text:p>11.05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5-10" calcext:value-type="date">
            <text:p>10.05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5-08" calcext:value-type="date">
            <text:p>08.05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5-14" calcext:value-type="date">
            <text:p>14.05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5-12" calcext:value-type="date">
            <text:p>12.05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mother-day" xlink:type="simple">Mother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11-17" calcext:value-type="date">
            <text:p>17.11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4-11-16" calcext:value-type="date">
            <text:p>16.11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5-11-15" calcext:value-type="date">
            <text:p>15.11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6-11-13" calcext:value-type="date">
            <text:p>13.11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7-11-19" calcext:value-type="date">
            <text:p>19.11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8-11-19" calcext:value-type="date">
            <text:p>19.11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olkstrauertag" xlink:type="simple">National Day of Mourning</text:a></text:p>
          </table:table-cell>
          <table:table-cell office:value-type="string" calcext:value-type="string">
            <text:p>Silent Day</text:p>
          </table:table-cell>
        </table:table-row>
        <table:table-row table:style-name="ro3">
          <table:table-cell office:value-type="date" office:date-value="2013-01-01" calcext:value-type="date">
            <text:p>01.01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4-01-01" calcext:value-type="date">
            <text:p>01.01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5-01-01" calcext:value-type="date">
            <text:p>01.01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8-01-01" calcext:value-type="date">
            <text:p>01.01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9-01-01" calcext:value-type="date">
            <text:p>01.01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new-year-day" xlink:type="simple">New Year's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1">
          <table:table-cell office:value-type="date" office:date-value="2013-12-31" calcext:value-type="date">
            <text:p>31.12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</table:table-row>
        <table:table-row table:style-name="ro1">
          <table:table-cell office:value-type="date" office:date-value="2014-12-31" calcext:value-type="date">
            <text:p>31.12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</table:table-row>
        <table:table-row table:style-name="ro1">
          <table:table-cell office:value-type="date" office:date-value="2015-12-31" calcext:value-type="date">
            <text:p>31.12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new-year-eve" xlink:type="simple">New Year's Eve</text:a></text:p>
          </table:table-cell>
          <table:table-cell office:value-type="string" calcext:value-type="string">
            <text:p>Bank holiday</text:p>
          </table:table-cell>
        </table:table-row>
        <table:table-row table:style-name="ro1">
          <table:table-cell office:value-type="date" office:date-value="2013-11-09" calcext:value-type="date">
            <text:p>09.11.13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night-of-broken-glass-remembrance" xlink:type="simple">Night of Broken Glass Remembran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11-09" calcext:value-type="date">
            <text:p>09.11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night-of-broken-glass-remembrance" xlink:type="simple">Night of Broken Glass Remembran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11-09" calcext:value-type="date">
            <text:p>09.11.15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night-of-broken-glass-remembrance" xlink:type="simple">Night of Broken Glass Remembran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11-09" calcext:value-type="date">
            <text:p>09.11.16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night-of-broken-glass-remembrance" xlink:type="simple">Night of Broken Glass Remembran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11-09" calcext:value-type="date">
            <text:p>09.11.17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night-of-broken-glass-remembrance" xlink:type="simple">Night of Broken Glass Remembran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11-09" calcext:value-type="date">
            <text:p>09.11.18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night-of-broken-glass-remembrance" xlink:type="simple">Night of Broken Glass Remembran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11-09" calcext:value-type="date">
            <text:p>09.11.19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night-of-broken-glass-remembrance" xlink:type="simple">Night of Broken Glass Remembran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3">
          <table:table-cell office:value-type="date" office:date-value="2013-03-24" calcext:value-type="date">
            <text:p>24.03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alm-sunday" xlink:type="simple">Palm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04-13" calcext:value-type="date">
            <text:p>13.04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alm-sunday" xlink:type="simple">Palm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03-29" calcext:value-type="date">
            <text:p>29.03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alm-sunday" xlink:type="simple">Palm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03-20" calcext:value-type="date">
            <text:p>20.03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alm-sunday" xlink:type="simple">Palm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04-09" calcext:value-type="date">
            <text:p>09.04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alm-sunday" xlink:type="simple">Palm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04-09" calcext:value-type="date">
            <text:p>09.04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alm-sunday" xlink:type="simple">Palm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04-14" calcext:value-type="date">
            <text:p>14.04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alm-sunday" xlink:type="simple">Palm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10-31" calcext:value-type="date">
            <text:p>31.10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reformation-day" xlink:type="simple">Reformation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8-10-31" calcext:value-type="date">
            <text:p>31.10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reformation-day" xlink:type="simple">Reformation Day</text:a></text:p>
          </table:table-cell>
          <table:table-cell office:value-type="string" calcext:value-type="string">
            <text:p>National holiday</text:p>
          </table:table-cell>
        </table:table-row>
        <table:table-row table:style-name="ro3">
          <table:table-cell office:value-type="date" office:date-value="2019-10-31" calcext:value-type="date">
            <text:p>31.10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reformation-day" xlink:type="simple">Reformation Day</text:a></text:p>
          </table:table-cell>
          <table:table-cell office:value-type="string" calcext:value-type="string">
            <text:p>Common local holiday</text:p>
          </table:table-cell>
        </table:table-row>
        <table:table-row table:style-name="ro1">
          <table:table-cell office:value-type="date" office:date-value="2013-12-19" calcext:value-type="date">
            <text:p>19.12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remembrance-day-roma-and-sinti" xlink:type="simple">Remembrance Day for Roma and Sinti killed by Genocide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12-19" calcext:value-type="date">
            <text:p>19.12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remembrance-day-roma-and-sinti" xlink:type="simple">Remembrance Day for Roma and Sinti killed by Genocide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12-19" calcext:value-type="date">
            <text:p>19.12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remembrance-day-roma-and-sinti" xlink:type="simple">Remembrance Day for Roma and Sinti killed by Genocide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12-19" calcext:value-type="date">
            <text:p>19.12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emembrance-day-roma-and-sinti" xlink:type="simple">Remembrance Day for Roma and Sinti killed by Genocide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12-19" calcext:value-type="date">
            <text:p>19.12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remembrance-day-roma-and-sinti" xlink:type="simple">Remembrance Day for Roma and Sinti killed by Genocide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12-19" calcext:value-type="date">
            <text:p>19.12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remembrance-day-roma-and-sinti" xlink:type="simple">Remembrance Day for Roma and Sinti killed by Genocide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12-19" calcext:value-type="date">
            <text:p>19.12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remembrance-day-roma-and-sinti" xlink:type="simple">Remembrance Day for Roma and Sinti killed by Genocide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1-27" calcext:value-type="date">
            <text:p>27.01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ictims-national-socialism" xlink:type="simple">Remembrance Day for the Victims of National Socialism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1-27" calcext:value-type="date">
            <text:p>27.01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victims-national-socialism" xlink:type="simple">Remembrance Day for the Victims of National Socialism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1-27" calcext:value-type="date">
            <text:p>27.01.15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victims-national-socialism" xlink:type="simple">Remembrance Day for the Victims of National Socialism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1-27" calcext:value-type="date">
            <text:p>27.01.16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victims-national-socialism" xlink:type="simple">Remembrance Day for the Victims of National Socialism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1-27" calcext:value-type="date">
            <text:p>27.01.17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victims-national-socialism" xlink:type="simple">Remembrance Day for the Victims of National Socialism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1-27" calcext:value-type="date">
            <text:p>27.01.18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victims-national-socialism" xlink:type="simple">Remembrance Day for the Victims of National Socialism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1-27" calcext:value-type="date">
            <text:p>27.01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ictims-national-socialism" xlink:type="simple">Remembrance Day for the Victims of National Socialism</text:a></text:p>
          </table:table-cell>
          <table:table-cell office:value-type="string" calcext:value-type="string">
            <text:p>Observance</text:p>
          </table:table-cell>
        </table:table-row>
        <table:table-row table:style-name="ro3">
          <table:table-cell office:value-type="date" office:date-value="2013-12-06" calcext:value-type="date">
            <text:p>06.12.13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12-06" calcext:value-type="date">
            <text:p>06.12.14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12-06" calcext:value-type="date">
            <text:p>06.12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12-06" calcext:value-type="date">
            <text:p>06.12.16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12-06" calcext:value-type="date">
            <text:p>06.12.17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12-06" calcext:value-type="date">
            <text:p>06.12.18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12-06" calcext:value-type="date">
            <text:p>06.12.19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t-nicholas" xlink:type="simple">Saint Nichola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3-12-08" calcext:value-type="date">
            <text:p>08.12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12-07" calcext:value-type="date">
            <text:p>07.12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12-06" calcext:value-type="date">
            <text:p>06.12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12-04" calcext:value-type="date">
            <text:p>04.1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12-10" calcext:value-type="date">
            <text:p>10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12-10" calcext:value-type="date">
            <text:p>10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econd-advent" xlink:type="simple">Secon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1">
          <table:table-cell office:value-type="date" office:date-value="2013-09-22" calcext:value-type="date">
            <text:p>22.09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4-09-23" calcext:value-type="date">
            <text:p>23.09.14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5-09-23" calcext:value-type="date">
            <text:p>23.09.15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6-09-22" calcext:value-type="date">
            <text:p>22.09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7-09-22" calcext:value-type="date">
            <text:p>22.09.17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8-09-22" calcext:value-type="date">
            <text:p>22.09.18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</table:table-row>
        <table:table-row table:style-name="ro3">
          <table:table-cell office:value-type="date" office:date-value="2013-02-11" calcext:value-type="date">
            <text:p>11.02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03-03" calcext:value-type="date">
            <text:p>03.03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02-16" calcext:value-type="date">
            <text:p>16.02.15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02-08" calcext:value-type="date">
            <text:p>08.02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02-27" calcext:value-type="date">
            <text:p>27.02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02-27" calcext:value-type="date">
            <text:p>27.02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03-04" calcext:value-type="date">
            <text:p>04.03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rosenmontag" xlink:type="simple">Shrove Mo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3-11-11" calcext:value-type="date">
            <text:p>11.11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11-11" calcext:value-type="date">
            <text:p>11.11.14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11-11" calcext:value-type="date">
            <text:p>11.11.15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11-11" calcext:value-type="date">
            <text:p>11.11.16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11-11" calcext:value-type="date">
            <text:p>11.11.17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11-11" calcext:value-type="date">
            <text:p>11.11.18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11-11" calcext:value-type="date">
            <text:p>11.11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st-martin" xlink:type="simple">St. Martin's 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1">
          <table:table-cell office:value-type="date" office:date-value="2013-03-17" calcext:value-type="date">
            <text:p>17.03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t-patrick-day" xlink:type="simple">St. Patrick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3-17" calcext:value-type="date">
            <text:p>17.03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st-patrick-day" xlink:type="simple">St. Patrick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3-17" calcext:value-type="date">
            <text:p>17.03.15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st-patrick-day" xlink:type="simple">St. Patrick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3-17" calcext:value-type="date">
            <text:p>17.03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st-patrick-day" xlink:type="simple">St. Patrick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3-17" calcext:value-type="date">
            <text:p>17.03.17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t-patrick-day" xlink:type="simple">St. Patrick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3-17" calcext:value-type="date">
            <text:p>17.03.18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st-patrick-day" xlink:type="simple">St. Patrick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3-17" calcext:value-type="date">
            <text:p>17.03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st-patrick-day" xlink:type="simple">St. Patrick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11-24" calcext:value-type="date">
            <text:p>24.11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4-11-23" calcext:value-type="date">
            <text:p>23.11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5-11-22" calcext:value-type="date">
            <text:p>22.11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6-11-20" calcext:value-type="date">
            <text:p>20.11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7-11-26" calcext:value-type="date">
            <text:p>26.11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8-11-26" calcext:value-type="date">
            <text:p>26.11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</table:table-row>
        <table:table-row table:style-name="ro1">
          <table:table-cell office:value-type="date" office:date-value="2019-11-24" calcext:value-type="date">
            <text:p>24.11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otensonntag" xlink:type="simple">Sunday of the Dead</text:a></text:p>
          </table:table-cell>
          <table:table-cell office:value-type="string" calcext:value-type="string">
            <text:p>Silent Day</text:p>
          </table:table-cell>
        </table:table-row>
        <table:table-row table:style-name="ro3">
          <table:table-cell office:value-type="date" office:date-value="2013-12-15" calcext:value-type="date">
            <text:p>15.12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12-14" calcext:value-type="date">
            <text:p>14.12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12-13" calcext:value-type="date">
            <text:p>13.12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12-11" calcext:value-type="date">
            <text:p>11.1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12-17" calcext:value-type="date">
            <text:p>17.12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12-17" calcext:value-type="date">
            <text:p>17.12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12-15" calcext:value-type="date">
            <text:p>15.12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third-advent" xlink:type="simple">Third Adven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1">
          <table:table-cell office:value-type="date" office:date-value="2013-02-14" calcext:value-type="date">
            <text:p>14.02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2-14" calcext:value-type="date">
            <text:p>14.02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2-14" calcext:value-type="date">
            <text:p>14.02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2-14" calcext:value-type="date">
            <text:p>14.02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2-14" calcext:value-type="date">
            <text:p>14.02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2-14" calcext:value-type="date">
            <text:p>14.02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valentine-day" xlink:type="simple">Valentine's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6-06" calcext:value-type="date">
            <text:p>06.06.13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visually-impaired-people-day" xlink:type="simple">Visually Impaired Peop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6-06" calcext:value-type="date">
            <text:p>06.06.14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visually-impaired-people-day" xlink:type="simple">Visually Impaired Peop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6-06" calcext:value-type="date">
            <text:p>06.06.15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visually-impaired-people-day" xlink:type="simple">Visually Impaired Peop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6-06" calcext:value-type="date">
            <text:p>06.06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visually-impaired-people-day" xlink:type="simple">Visually Impaired Peop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6-06" calcext:value-type="date">
            <text:p>06.06.17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visually-impaired-people-day" xlink:type="simple">Visually Impaired Peop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6-06" calcext:value-type="date">
            <text:p>06.06.18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visually-impaired-people-day" xlink:type="simple">Visually Impaired Peop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6-06" calcext:value-type="date">
            <text:p>06.06.19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visually-impaired-people-day" xlink:type="simple">Visually Impaired Peopl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04-30" calcext:value-type="date">
            <text:p>30.04.13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walpurgis-night" xlink:type="simple">Walpurgis Night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4-30" calcext:value-type="date">
            <text:p>30.04.14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walpurgis-night" xlink:type="simple">Walpurgis Night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4-30" calcext:value-type="date">
            <text:p>30.04.15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walpurgis-night" xlink:type="simple">Walpurgis Night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4-30" calcext:value-type="date">
            <text:p>30.04.16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<text:a xlink:href="https://www.timeanddate.com/holidays/germany/walpurgis-night" xlink:type="simple">Walpurgis Night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4-30" calcext:value-type="date">
            <text:p>30.04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walpurgis-night" xlink:type="simple">Walpurgis Night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4-30" calcext:value-type="date">
            <text:p>30.04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walpurgis-night" xlink:type="simple">Walpurgis Night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walpurgis-night" xlink:type="simple">Walpurgis Night</text:a></text:p>
          </table:table-cell>
          <table:table-cell office:value-type="string" calcext:value-type="string">
            <text:p>Observance</text:p>
          </table:table-cell>
        </table:table-row>
        <table:table-row table:style-name="ro2">
          <table:table-cell office:value-type="date" office:date-value="2013-05-20" calcext:value-type="date">
            <text:p>20.05.13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4-06-09" calcext:value-type="date">
            <text:p>09.06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5-05-25" calcext:value-type="date">
            <text:p>25.05.15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6-05-16" calcext:value-type="date">
            <text:p>16.05.16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7-06-05" calcext:value-type="date">
            <text:p>05.06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8-06-05" calcext:value-type="date">
            <text:p>05.06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2">
          <table:table-cell office:value-type="date" office:date-value="2019-06-10" calcext:value-type="date">
            <text:p>10.06.19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pentecost-monday" xlink:type="simple">Whit Monday</text:a></text:p>
          </table:table-cell>
          <table:table-cell office:value-type="string" calcext:value-type="string">
            <text:p>National holiday, Christian</text:p>
          </table:table-cell>
        </table:table-row>
        <table:table-row table:style-name="ro3">
          <table:table-cell office:value-type="date" office:date-value="2013-05-19" calcext:value-type="date">
            <text:p>19.05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4-06-08" calcext:value-type="date">
            <text:p>08.06.14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5-05-24" calcext:value-type="date">
            <text:p>24.05.15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6-05-15" calcext:value-type="date">
            <text:p>15.05.16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7-06-04" calcext:value-type="date">
            <text:p>04.06.17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8-06-04" calcext:value-type="date">
            <text:p>04.06.18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3">
          <table:table-cell office:value-type="date" office:date-value="2019-06-09" calcext:value-type="date">
            <text:p>09.06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pentecost-sunday" xlink:type="simple">Whit Sunday</text:a></text:p>
          </table:table-cell>
          <table:table-cell office:value-type="string" calcext:value-type="string">
            <text:p>Observance, Christian</text:p>
          </table:table-cell>
        </table:table-row>
        <table:table-row table:style-name="ro1">
          <table:table-cell office:value-type="date" office:date-value="2013-09-01" calcext:value-type="date">
            <text:p>01.09.13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world-peace-day" xlink:type="simple">World Pea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09-01" calcext:value-type="date">
            <text:p>01.09.14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world-peace-day" xlink:type="simple">World Pea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09-01" calcext:value-type="date">
            <text:p>01.09.15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<text:a xlink:href="https://www.timeanddate.com/holidays/germany/world-peace-day" xlink:type="simple">World Pea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09-01" calcext:value-type="date">
            <text:p>01.09.16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world-peace-day" xlink:type="simple">World Pea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09-01" calcext:value-type="date">
            <text:p>01.09.17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world-peace-day" xlink:type="simple">World Pea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09-01" calcext:value-type="date">
            <text:p>01.09.18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world-peace-day" xlink:type="simple">World Pea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<text:a xlink:href="https://www.timeanddate.com/holidays/germany/world-peace-day" xlink:type="simple">World Peace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3-10-30" calcext:value-type="date">
            <text:p>30.10.13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world-thrift-day" xlink:type="simple">World Thrift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4-10-30" calcext:value-type="date">
            <text:p>30.10.14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<text:a xlink:href="https://www.timeanddate.com/holidays/germany/world-thrift-day" xlink:type="simple">World Thrift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5-10-30" calcext:value-type="date">
            <text:p>30.10.15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world-thrift-day" xlink:type="simple">World Thrift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6-10-28" calcext:value-type="date">
            <text:p>28.10.16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<text:a xlink:href="https://www.timeanddate.com/holidays/germany/world-thrift-day" xlink:type="simple">World Thrift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7-10-30" calcext:value-type="date">
            <text:p>30.10.17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world-thrift-day" xlink:type="simple">World Thrift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8-10-30" calcext:value-type="date">
            <text:p>30.10.18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<text:a xlink:href="https://www.timeanddate.com/holidays/germany/world-thrift-day" xlink:type="simple">World Thrift Day</text:a></text:p>
          </table:table-cell>
          <table:table-cell office:value-type="string" calcext:value-type="string">
            <text:p>Observance</text:p>
          </table:table-cell>
        </table:table-row>
        <table:table-row table:style-name="ro1"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<text:a xlink:href="https://www.timeanddate.com/holidays/germany/world-thrift-day" xlink:type="simple">World Thrift Day</text:a></text:p>
          </table:table-cell>
          <table:table-cell office:value-type="string" calcext:value-type="string">
            <text:p>Observance</text:p>
          </table:table-cell>
        </table:table-row>
      </table:table>
      <table:named-expressions/>
      <table:database-ranges>
        <table:database-range table:name="__Anonymous_Sheet_DB__0" table:target-range-address="Tabelle1.A1:Tabelle1.D44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1:22:36.895000000</meta:creation-date>
    <dc:date>2020-12-07T15:43:53.874000000</dc:date>
    <meta:editing-duration>PT32M38S</meta:editing-duration>
    <meta:editing-cycles>7</meta:editing-cycles>
    <meta:generator>LibreOffice/6.2.4.2$Windows_X86_64 LibreOffice_project/2412653d852ce75f65fbfa83fb7e7b669a126d64</meta:generator>
    <meta:document-statistic meta:table-count="1" meta:cell-count="1792" meta:object-count="0"/>
  </office:meta>
</office:document-meta>
</file>